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4">
      <style:paragraph-properties fo:margin-top="0.0417in" fo:margin-bottom="0.0417in" fo:line-height="100%"/>
    </style:style>
    <style:style style:name="P2" style:family="paragraph" style:parent-style-name="Heading_20_4">
      <style:paragraph-properties fo:margin-top="0.028in" fo:margin-bottom="0.0417in" fo:line-height="100%"/>
      <style:text-properties fo:color="#333333" style:font-name="Times New Roman" fo:font-size="11pt" fo:font-weight="normal" fo:background-color="#ffffff" style:font-name-asian="Times New Roman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_20__28_user_29_" style:master-page-name="Standard">
      <style:paragraph-properties fo:margin-top="0.1665in" fo:margin-bottom="0in" fo:line-height="100%"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9in" style:type="right"/>
        </style:tab-stops>
      </style:paragraph-properties>
      <style:text-properties fo:color="#333333" style:font-name="Times New Roman" fo:font-style="italic" style:font-name-asian="Times New Roman" style:font-style-asian="italic" style:font-name-complex="Times New Roman" style:font-style-complex="italic"/>
    </style:style>
    <style:style style:name="P4" style:family="paragraph" style:parent-style-name="Standard_20__28_user_29_">
      <style:paragraph-properties fo:margin-top="0.1665in" fo:margin-bottom="0.0417in" fo:line-height="100%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9in" style:type="right"/>
        </style:tab-stops>
      </style:paragraph-properties>
    </style:style>
    <style:style style:name="P5" style:family="paragraph" style:parent-style-name="Standard_20__28_user_29_">
      <style:paragraph-properties fo:margin-top="0.1665in" fo:margin-bottom="0.0417in" fo:line-height="100%">
        <style:tab-stops>
          <style:tab-stop style:position="3.4374in" style:type="center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_20__28_user_29_" style:list-style-name="WW8Num5">
      <style:paragraph-properties fo:margin-top="0.028in" fo:margin-bottom="0.0417in" fo:line-height="100%"/>
    </style:style>
    <style:style style:name="P7" style:family="paragraph" style:parent-style-name="Standard_20__28_user_29_" style:list-style-name="L1">
      <style:paragraph-properties fo:margin-top="0.028in" fo:margin-bottom="0.0417in" fo:line-height="100%"/>
      <style:text-properties style:font-name="Times New Roman" style:font-name-asian="Times New Roman" style:font-name-complex="Times New Roman"/>
    </style:style>
    <style:style style:name="P8" style:family="paragraph" style:parent-style-name="Standard_20__28_user_29_" style:list-style-name="WW8Num1">
      <style:paragraph-properties fo:margin-top="0.028in" fo:margin-bottom="0.0417in" fo:line-height="100%"/>
      <style:text-properties style:font-name="Times New Roman" style:font-name-asian="Times New Roman" style:font-name-complex="Times New Roman"/>
    </style:style>
    <style:style style:name="P9" style:family="paragraph" style:parent-style-name="Standard_20__28_user_29_" style:list-style-name="WW8Num3">
      <style:paragraph-properties fo:margin-top="0.028in" fo:margin-bottom="0.0417in" fo:line-height="100%"/>
      <style:text-properties style:font-name="Times New Roman" style:font-name-asian="Times New Roman" style:font-name-complex="Times New Roman"/>
    </style:style>
    <style:style style:name="P10" style:family="paragraph" style:parent-style-name="Standard_20__28_user_29_" style:list-style-name="WW8Num6">
      <style:paragraph-properties fo:margin-top="0.028in" fo:margin-bottom="0.0417in" fo:line-height="100%"/>
      <style:text-properties style:font-name="Times New Roman" style:font-name-asian="Times New Roman" style:font-name-complex="Times New Roman"/>
    </style:style>
    <style:style style:name="P11" style:family="paragraph" style:parent-style-name="Standard_20__28_user_29_" style:list-style-name="WW8Num7">
      <style:paragraph-properties fo:margin-top="0.028in" fo:margin-bottom="0.0417in" fo:line-height="100%" fo:text-align="justify" style:justify-single-word="false"/>
      <style:text-properties style:font-name="Times New Roman" style:font-name-asian="Times New Roman" style:font-name-complex="Times New Roman"/>
    </style:style>
    <style:style style:name="P12" style:family="paragraph" style:parent-style-name="Standard_20__28_user_29_" style:list-style-name="WW8Num2">
      <style:paragraph-properties fo:margin-top="0.028in" fo:margin-bottom="0.0417in" fo:line-height="100%"/>
      <style:text-properties style:font-name="Times New Roman" style:font-name-asian="Times New Roman" style:font-name-complex="Times New Roman"/>
    </style:style>
    <style:style style:name="P13" style:family="paragraph" style:parent-style-name="Standard_20__28_user_29_" style:list-style-name="WW8Num3">
      <style:paragraph-properties fo:margin-top="0.028in" fo:margin-bottom="0.0417in" fo:line-height="100%"/>
      <style:text-properties fo:color="#333333" style:font-name="Times New Roman" fo:background-color="#ffffff" style:font-name-asian="Times New Roman" style:font-name-complex="Times New Roman" style:font-weight-complex="bold"/>
    </style:style>
    <style:style style:name="P14" style:family="paragraph" style:parent-style-name="Standard_20__28_user_29_">
      <style:paragraph-properties fo:margin-top="0.0835in" fo:margin-bottom="0in" fo:line-height="100%">
        <style:tab-stops>
          <style:tab-stop style:position="3.5in" style:type="center"/>
          <style:tab-stop style:position="6.8752in" style:type="right"/>
        </style:tab-stops>
      </style:paragraph-properties>
    </style:style>
    <style:style style:name="P15" style:family="paragraph" style:parent-style-name="Standard_20__28_user_29_">
      <style:paragraph-properties fo:margin-top="0.0835in" fo:margin-bottom="0in" fo:line-height="100%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6" style:family="paragraph" style:parent-style-name="Standard_20__28_user_29_">
      <style:paragraph-properties fo:margin-top="0.0835in" fo:margin-bottom="0in" fo:line-height="100%"/>
      <style:text-properties style:font-name="Times New Roman" fo:font-weight="bold" fo:background-color="#ffffff" style:font-name-asian="Times New Roman" style:font-weight-asian="bold" style:font-name-complex="Times New Roman" style:font-weight-complex="bold"/>
    </style:style>
    <style:style style:name="P17" style:family="paragraph" style:parent-style-name="Standard_20__28_user_29_">
      <style:paragraph-properties fo:margin-top="0.0835in" fo:margin-bottom="0in">
        <style:tab-stops>
          <style:tab-stop style:position="3.5in" style:type="center"/>
          <style:tab-stop style:position="6.8752in" style:type="right"/>
        </style:tab-stops>
      </style:paragraph-properties>
    </style:style>
    <style:style style:name="P18" style:family="paragraph" style:parent-style-name="Standard_20__28_user_29_">
      <style:paragraph-properties fo:margin-top="0in" fo:margin-bottom="0in" fo:line-height="100%">
        <style:tab-stops>
          <style:tab-stop style:position="6.8752in" style:type="right"/>
        </style:tab-stops>
      </style:paragraph-properties>
    </style:style>
    <style:style style:name="P19" style:family="paragraph" style:parent-style-name="Standard_20__28_user_29_">
      <style:paragraph-properties fo:margin-top="0in" fo:margin-bottom="0in" fo:line-height="100%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P20" style:family="paragraph" style:parent-style-name="Standard_20__28_user_29_">
      <style:paragraph-properties fo:margin-top="0in" fo:margin-bottom="0in" fo:line-height="100%"/>
      <style:text-properties style:font-name="Times New Roman" fo:language="fr" fo:country="FR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P21" style:family="paragraph" style:parent-style-name="Standard_20__28_user_29_" style:list-style-name="WW8Num7">
      <style:paragraph-properties fo:margin-top="0in" fo:margin-bottom="0in" fo:line-height="100%" fo:text-align="justify" style:justify-single-word="false"/>
      <style:text-properties style:font-name="Times New Roman" style:font-name-asian="Times New Roman" style:font-name-complex="Times New Roman"/>
    </style:style>
    <style:style style:name="P22" style:family="paragraph" style:parent-style-name="Standard_20__28_user_29_">
      <style:paragraph-properties fo:margin-top="0in" fo:margin-bottom="0in">
        <style:tab-stops>
          <style:tab-stop style:position="6.8752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P23" style:family="paragraph" style:parent-style-name="Standard_20__28_user_29_">
      <style:paragraph-properties fo:margin-top="0in" fo:margin-bottom="0in"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font-name-asian="Times New Roman" style:font-name-complex="Times New Roman" style:font-weight-complex="bold"/>
    </style:style>
    <style:style style:name="T4" style:family="text">
      <style:text-properties style:font-name="Times New Roman" fo:font-size="11pt" fo:background-color="#ffffff" style:font-name-asian="Times New Roman" style:font-size-asian="11pt" style:font-name-complex="Times New Roman" style:font-size-complex="11pt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language="fr" fo:country="FR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language="fr" fo:country="FR" style:font-name-asian="Times New Roman" style:font-name-complex="Times New Roman"/>
    </style:style>
    <style:style style:name="T8" style:family="text">
      <style:text-properties fo:color="#333333" style:font-name="Times New Roman" fo:font-size="11pt" fo:font-weight="normal" fo:background-color="#ffffff" style:font-name-asian="Times New Roman" style:font-size-asian="11pt" style:font-weight-asian="normal" style:font-name-complex="Times New Roman" style:font-size-complex="11pt" style:font-weight-complex="normal"/>
    </style:style>
    <style:style style:name="T9" style:family="text">
      <style:text-properties fo:language="fr" fo:country="FR"/>
    </style:style>
    <text:list-style style:name="L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am a result-oriented professional with strong technical &amp; analytical skills. As a full-stack developer I am proficient at assessing a project’s needs, and allowing functional ideas and features to be brought to fruition via traditional as well as fresh cooperating front- and backend frameworks. My love for technology and the positive impact it can make in the lives of others makes my role as a developer and administrator a great fit for the right company. I bring maturity, passion, creativity and leadership skills to any role I undertake. <text:s/></text:p>
      <text:p text:style-name="P4"><text:span text:style-name="T1">EDUCATION &amp; CERTIFICATIONS</text:span><text:span text:style-name="T2"><text:tab/><text:tab/></text:span></text:p>
      <text:h text:style-name="P1" text:outline-level="4"><text:bookmark text:name="h.5j13904m1oul"/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Rutgers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 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University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 – 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Rutgers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 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Coding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 </text:span></text:a><text:a xlink:type="simple" xlink:href="https://www.linkedin.com/edu/alumni?name=Rutgers+University+–+Rutgers+Coding+Bootcamp&amp;trk=prof-edu-school-name" text:style-name="Internet_20_link" text:visited-style-name="Visited_20_Internet_20_Link"><text:span text:style-name="T4">Bootcamp</text:span></text:a></text:h>
      <text:h text:style-name="P2" text:outline-level="4"><text:bookmark text:name="h.hkcdllsk977s"/>An intensive 6-month-long bootcamp dedicated to designing and building web applications.</text:h>
      <text:list xml:id="list8026843018314826932" text:style-name="WW8Num5">
        <text:list-item>
          <text:p text:style-name="P6"><text:bookmark text:name="h.40z9xea7hzlt"/><text:span text:style-name="T2">Developed knowledge of Javascript, jQuery, Node.js, Express, HTML5/CSS3, Bootstrap, Git, React.js, Lodash, Responsive Design, API/JSON, Firebase, MySQL, AJAX, Command Line.</text:span></text:p>
        </text:list-item>
        <text:list-item>
          <text:p text:style-name="P6"><text:bookmark text:name="h.gqnu57pqk2lq"/><text:span text:style-name="T2">Gained understanding of database theory, API's, agile methodologies, presentation skills, research methods, system administration, quality assurance testing, social coding practices, computer science.</text:span></text:p>
        </text:list-item>
        <text:list-item>
          <text:p text:style-name="P6"><text:span text:style-name="T2">Projects included: </text:span></text:p>
        </text:list-item>
      </text:list>
      <text:list xml:id="list4733730180318855945" text:style-name="L1">
        <text:list-item>
          <text:list>
            <text:list-item>
              <text:p text:style-name="P7">Eat Budget (web) - With a team of 4, wrote weekly meal planning application. Eat Budget allowed users to create an account and select recipes from a database to add to a plan and view all required ingredients and instructions for preparation.</text:p>
            </text:list-item>
          </text:list>
        </text:list-item>
      </text:list>
      <text:list xml:id="list3152863151322823360" text:style-name="WW8Num1">
        <text:list-item>
          <text:list>
            <text:list-item>
              <text:p text:style-name="P8">Great Seats (web) - With a team of 4, wrote an aggregate event information site where users could search for events based on price, distance, and interest and receive event news and ticketing information. <text:s text:c="3"/></text:p>
            </text:list-item>
          </text:list>
        </text:list-item>
      </text:list>
      <text:p text:style-name="P15">CompTIA Security + </text:p>
      <text:h text:style-name="P2" text:outline-level="4">International, vendor-neutral certification that demonstrates competency in: network security; compliance and operational security; threats and vulnerabilities; application, data, and host security; access control and identity management; cryptography </text:h>
      <text:p text:style-name="P16">Fairleigh Dickinson University - Madison, NJ </text:p>
      <text:p text:style-name="P5">RELEVANT WORK EXPERIENCE</text:p>
      <text:p text:style-name="P17"><text:span text:style-name="T5">RnD Labs <text:tab/></text:span><text:span text:style-name="T3">Edison, NJ<text:tab/>2015 – Present</text:span></text:p>
      <text:p text:style-name="P19">Cofounder</text:p>
      <text:list xml:id="list3229395788709339956" text:style-name="WW8Num3">
        <text:list-item>
          <text:p text:style-name="P13">RnD Labs is a mobile application development project. Currently we are partnered with Jykra Solutions Inc. in the development of our flagship application dubbed Magnet.</text:p>
        </text:list-item>
      </text:list>
      <text:p text:style-name="P14"><text:span text:style-name="T6">Dunkin’ Brands<text:tab/></text:span><text:span text:style-name="T7">Glen Burnie, MD<text:tab/>2006 – 2014</text:span></text:p>
      <text:p text:style-name="P20">Multi-Unit Franchisee</text:p>
      <text:list xml:id="list649657705" text:continue-numbering="true" text:style-name="WW8Num3">
        <text:list-item>
          <text:p text:style-name="P9">Created and implemented a comprehensive employee training program that resulted in per store weekly gross sales increases ranging from 11% to 31% over a 6-month period after implementation. Average network-wide gross sales increased by 22% over this 6-month period.</text:p>
        </text:list-item>
      </text:list>
      <text:list xml:id="list4125314629019384602" text:style-name="WW8Num6">
        <text:list-item>
          <text:p text:style-name="P10">Restructured payroll, leading to 3.5% increased profitability by lowering the break-even point</text:p>
        </text:list-item>
      </text:list>
      <text:list xml:id="list8539081668799196239" text:style-name="WW8Num7">
        <text:list-item>
          <text:p text:style-name="P21">Oversaw the development and operations of a network of nine stores.</text:p>
        </text:list-item>
        <text:list-item>
          <text:p text:style-name="P11">Managed an organization that effectively recruited, trained, and retained over 100 employees </text:p>
        </text:list-item>
      </text:list>
      <text:p text:style-name="P14"><text:span text:style-name="T5">Americorps<text:tab/></text:span><text:span text:style-name="T2">New Brunswick, NJ<text:tab/>2001 – 2003</text:span></text:p>
      <text:p text:style-name="P19">Team Leader</text:p>
      <text:list xml:id="list6298743107812223098" text:style-name="WW8Num2">
        <text:list-item>
          <text:p text:style-name="P12">Responsible for implementing community research project for Elijah’s Promise Soup Kitchen.</text:p>
        </text:list-item>
      </text:list>
      <text:list xml:id="list1003575833" text:continue-list="list8026843018314826932" text:style-name="WW8Num5">
        <text:list-item>
          <text:p text:style-name="P6"><text:span text:style-name="T2">Involved with America Reads at a transitional housing program for homeless families </text:span><text:span text:style-name="T5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in" fo:margin-bottom="0.139in" fo:line-height="115%" fo:orphans="2" fo:widows="2" fo:hyphenation-ladder-count="no-limit" style:text-autospace="none" style:punctuation-wrap="simple" style:vertical-align="baseline"/>
      <style:text-properties fo:color="#000000" style:font-name="Calibri" fo:font-size="11pt" fo:language="en" fo:country="US" style:letter-kerning="true" style:font-name-asian="Calibri" style:font-size-asian="11pt" style:language-asian="ja" style:country-asian="JP" style:font-name-complex="Calibri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Text_20_body" style:default-outline-level="1" style:class="text">
      <style:paragraph-properties fo:margin-top="0.3335in" fo:margin-bottom="0.0835in" fo:keep-together="always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Text_20_body" style:default-outline-level="2" style:class="text">
      <style:paragraph-properties fo:margin-top="0.25in" fo:margin-bottom="0.0555in" fo:keep-together="always" fo:hyphenation-ladder-count="no-limit" fo:keep-with-next="always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_20__28_user_29_" style:next-style-name="Text_20_body" style:default-outline-level="3" style:class="text">
      <style:paragraph-properties fo:margin-top="0.1945in" fo:margin-bottom="0.0555in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_20__28_user_29_" style:next-style-name="Text_20_body" style:default-outline-level="4" style:class="text">
      <style:paragraph-properties fo:margin-top="0.1665in" fo:margin-bottom="0.028in" fo:keep-together="always" fo:hyphenation-ladder-count="no-limit" fo:keep-with-next="always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_20__28_user_29_" style:next-style-name="Text_20_body" style:default-outline-level="5" style:class="text">
      <style:paragraph-properties fo:margin-top="0.1528in" fo:margin-bottom="0.028in" fo:keep-together="always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_20__28_user_29_" style:next-style-name="Text_20_body" style:default-outline-level="6" style:class="text">
      <style:paragraph-properties fo:margin-top="0.139in" fo:margin-bottom="0.028in" fo:keep-together="always" fo:hyphenation-ladder-count="no-limit" fo:keep-with-next="always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No_20_List1" style:display-name="No List1" style:family="paragraph">
      <style:paragraph-properties fo:orphans="2" fo:widows="2" fo:hyphenation-ladder-count="no-limit" style:text-autospace="none" style:punctuation-wrap="simple" style:vertical-align="baseline"/>
      <style:text-properties style:use-window-font-color="true" style:font-name="Times New Roman" fo:font-size="10pt" fo:language="en" fo:country="US" style:letter-kerning="true" style:font-name-asian="Times New Roman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ubtitle" style:class="chapter">
      <style:paragraph-properties fo:margin-top="0.3335in" fo:margin-bottom="0.0835in" fo:keep-together="always" fo:hyphenation-ladder-count="no-limit" fo:keep-with-next="always"/>
      <style:text-properties fo:font-size="36pt" fo:font-weight="bold" style:font-size-asian="36pt" style:font-weight-asian="bold" style:font-size-complex="36pt" style:font-weight-complex="bold" fo:hyphenate="false" fo:hyphenation-remain-char-count="2" fo:hyphenation-push-char-count="2"/>
    </style:style>
    <style:style style:name="Subtitle" style:family="paragraph" style:parent-style-name="Standard_20__28_user_29_" style:next-style-name="Text_20_body" style:class="chapter">
      <style:paragraph-properties fo:margin-top="0.25in" fo:margin-bottom="0.0555in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Revision" style:family="paragraph">
      <style:paragraph-properties fo:orphans="2" fo:widows="2"/>
      <style:text-properties style:use-window-font-color="true" style:font-name="Times New Roman" fo:font-size="10pt" fo:language="en" fo:country="US" style:letter-kerning="true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WW8Num1z0" style:family="text">
      <style:text-properties style:text-underline-style="none"/>
    </style:style>
    <style:style style:name="WW8Num2z0" style:family="text">
      <style:text-properties style:text-underline-style="none"/>
    </style:style>
    <style:style style:name="WW8Num3z0" style:family="text">
      <style:text-properties style:text-underline-style="none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Times New Roman" style:text-underline-style="none" style:font-name-asian="Times New Roman" style:font-name-complex="Times New Roman"/>
    </style:style>
    <style:style style:name="WW8Num6z0" style:family="text">
      <style:text-properties style:text-underline-style="none"/>
    </style:style>
    <style:style style:name="WW8Num7z0" style:family="text">
      <style:text-properties style:text-underline-style="non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1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5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5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5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6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6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6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Times New Roman"/>
      </text:list-level-style-bullet>
      <text:list-level-style-bullet text:level="4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3in"/>
        </style:list-level-properties>
        <style:text-properties style:font-name="Times New Roman"/>
      </text:list-level-style-bullet>
      <text:list-level-style-bullet text:level="7" text:style-name="WW8Num7z0" style:num-suffix=".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8Num7z0" style:num-suffix=".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8Num7z0" style:num-suffix="." text:bullet-char="■">
        <style:list-level-properties text:list-level-position-and-space-mode="label-alignment">
          <style:list-level-label-alignment text:label-followed-by="listtab" fo:text-indent="-0.1252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margin-top="0in" fo:margin-bottom="0in"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2" style:family="paragraph" style:parent-style-name="Standard_20__28_user_29_">
      <style:paragraph-properties fo:margin-top="0in" fo:margin-bottom="0in">
        <style:tab-stops>
          <style:tab-stop style:position="6.8752in" style:type="right"/>
        </style:tab-stops>
      </style:paragraph-properties>
      <style:text-properties style:font-name="Times New Roman" style:font-name-asian="Times New Roman" style:font-name-complex="Times New Roman"/>
    </style:style>
    <style:style style:name="MP3" style:family="paragraph" style:parent-style-name="Standard_20__28_user_29_">
      <style:paragraph-properties fo:margin-top="0in" fo:margin-bottom="0in" fo:line-height="100%">
        <style:tab-stops>
          <style:tab-stop style:position="6.8752in" style:type="right"/>
        </style:tab-stops>
      </style:paragraph-properties>
    </style:style>
    <style:style style:name="MT1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8.5in" fo:page-height="11in" style:num-format="1" style:print-orientation="portrait" fo:margin-top="0.4917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083in" fo:margin-bottom="0.1693in" style:dynamic-spacing="true"/>
      </style:header-style>
      <style:footer-style>
        <style:header-footer-properties fo:min-height="0.2in" fo:margin-top="0.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Dhaval B. Desai</text:p>
        <text:p text:style-name="MP2">12 Sandalwood Drive <text:tab/>(C) 848-219-3050</text:p>
        <text:p text:style-name="MP2">Edison NJ, 08820<text:tab/>dhavalbdesai@gmail.com</text:p>
        <text:p text:style-name="MP3"><text:a xlink:type="simple" xlink:href="https://www.linkedin.com/in/dhavalbdesai" text:style-name="Internet_20_link" text:visited-style-name="Visited_20_Internet_20_Link"><text:span text:style-name="MT1">linkedin</text:span></text:a><text:a xlink:type="simple" xlink:href="https://www.linkedin.com/in/dhavalbdesai" text:style-name="Internet_20_link" text:visited-style-name="Visited_20_Internet_20_Link"><text:span text:style-name="MT1">.</text:span></text:a><text:a xlink:type="simple" xlink:href="https://www.linkedin.com/in/dhavalbdesai" text:style-name="Internet_20_link" text:visited-style-name="Visited_20_Internet_20_Link"><text:span text:style-name="MT1">com</text:span></text:a><text:a xlink:type="simple" xlink:href="https://www.linkedin.com/in/dhavalbdesai" text:style-name="Internet_20_link" text:visited-style-name="Visited_20_Internet_20_Link"><text:span text:style-name="MT1">/</text:span></text:a><text:a xlink:type="simple" xlink:href="https://www.linkedin.com/in/dhavalbdesai" text:style-name="Internet_20_link" text:visited-style-name="Visited_20_Internet_20_Link"><text:span text:style-name="MT1">in</text:span></text:a><text:a xlink:type="simple" xlink:href="https://www.linkedin.com/in/dhavalbdesai" text:style-name="Internet_20_link" text:visited-style-name="Visited_20_Internet_20_Link"><text:span text:style-name="MT1">/</text:span></text:a><text:a xlink:type="simple" xlink:href="https://www.linkedin.com/in/dhavalbdesai" text:style-name="Internet_20_link" text:visited-style-name="Visited_20_Internet_20_Link"><text:span text:style-name="MT1">dhavalbdesai</text:span></text:a><text:span text:style-name="MT1"><text:tab/>github.com/dbdesai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nnari Desai</meta:initial-creator>
    <meta:creation-date>2016-07-27T01:17:00</meta:creation-date>
    <dc:creator>Kinnari Desai</dc:creator>
    <dc:date>2016-07-27T01:18:00</dc:date>
    <meta:print-date>2016-07-27T01:01:00</meta:print-date>
    <meta:editing-cycles>3</meta:editing-cycles>
    <meta:editing-duration>PT1M</meta:editing-duration>
    <meta:document-statistic meta:table-count="0" meta:image-count="0" meta:object-count="0" meta:page-count="1" meta:paragraph-count="30" meta:word-count="443" meta:character-count="3059"/>
    <meta:generator>OpenOffice/4.1.1$Unix OpenOffice.org_project/411m6$Build-9775</meta:generator>
  </office:meta>
</office:document-meta>
</file>